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tillium Web" svg:font-family="'Titillium Web'"/>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 style:family="paragraph" style:parent-style-name="Standard" style:list-style-name="">
      <style:paragraph-properties fo:margin-left="0cm" fo:margin-right="0cm" fo:text-align="start" style:justify-single-word="false" fo:text-indent="0cm" style:auto-text-indent="false" style:text-autospace="none"/>
    </style:style>
    <style:style style:name="P4"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Titillium Web" fo:font-size="10.5pt" fo:letter-spacing="normal" fo:font-style="normal" fo:font-weight="normal"/>
    </style:style>
    <style:style style:name="P6" style:family="paragraph" style:parent-style-name="Heading_20_2">
      <style:text-properties fo:font-variant="normal" fo:text-transform="none" fo:color="#3f5348" style:font-name="Titillium Web" fo:font-size="18pt" fo:letter-spacing="normal" fo:font-style="normal" fo:font-weight="normal"/>
    </style:style>
    <style:style style:name="T1" style:family="text">
      <style:text-properties fo:color="#000000"/>
    </style:style>
    <style:style style:name="T2" style:family="text">
      <style:text-properties fo:color="#000000" style:font-name="Consolas" fo:font-size="10pt" style:font-name-asian="Consolas" style:font-size-asian="10pt" style:font-name-complex="Consolas" style:font-size-complex="10pt"/>
    </style:style>
    <style:style style:name="T3" style:family="text">
      <style:text-properties fo:color="#000000" fo:background-color="#d4d4d4"/>
    </style:style>
    <style:style style:name="T4" style:family="text">
      <style:text-properties fo:font-variant="normal" fo:text-transform="none" fo:color="#000000" style:font-name="Titillium Web" fo:font-size="10.5pt" fo:letter-spacing="normal" fo:font-style="normal" fo:font-weight="normal"/>
    </style:style>
    <style:style style:name="T5" style:family="text">
      <style:text-properties fo:font-variant="normal" fo:text-transform="none" fo:color="#000000" style:font-name="Titillium Web" fo:font-size="10.5pt" fo:letter-spacing="normal" fo:font-style="normal" fo:font-weight="bold"/>
    </style:style>
    <style:style style:name="T6" style:family="text">
      <style:text-properties fo:color="#7f0055" fo:font-weight="bold" style:font-weight-asian="bold" style:font-weight-complex="bold"/>
    </style:style>
    <style:style style:name="T7" style:family="text">
      <style:text-properties fo:color="#7f0055" fo:font-weight="bold" fo:background-color="#d4d4d4" style:font-weight-asian="bold" style:font-weight-complex="bold"/>
    </style:style>
    <style:style style:name="T8" style:family="text">
      <style:text-properties fo:color="#3f7f5f"/>
    </style:style>
    <style:style style:name="T9" style:family="text">
      <style:text-properties fo:color="#3f7f5f" style:text-underline-style="solid" style:text-underline-width="auto" style:text-underline-color="font-color"/>
    </style:style>
    <style:style style:name="T10" style:family="text">
      <style:text-properties fo:color="#6a3e3e"/>
    </style:style>
    <style:style style:name="T11" style:family="text">
      <style:text-properties fo:color="#0000c0"/>
    </style:style>
    <style:style style:name="T12" style:family="text">
      <style:text-properties fo:color="#0000c0" fo:background-color="#d4d4d4"/>
    </style:style>
    <style:style style:name="T13" style:family="text">
      <style:text-properties fo:color="#0000c0" fo:font-style="italic" fo:font-weight="bold" style:font-style-asian="italic" style:font-weight-asian="bold" style:font-style-complex="italic" style:font-weight-complex="bold"/>
    </style:style>
    <style:style style:name="T14" style:family="text">
      <style:text-properties fo:color="#7f9fbf" fo:font-weight="bold" style:font-weight-asian="bold" style:font-weight-complex="bold"/>
    </style:style>
    <style:style style:name="T15" style:family="text">
      <style:text-properties fo:color="#2a00ff"/>
    </style:style>
    <style:style style:name="T16" style:family="text">
      <style:text-properties fo:color="#800000"/>
    </style:style>
    <style:style style:name="T17" style:family="text">
      <style:text-properties fo:color="#800000"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bookmark text:name="4_Uso_de_referencias_a_interface"/>Uso de referencias a interface</text:h>
      <text:p text:style-name="P4"><text:span text:style-name="T4">Es posible que se sorprenda al descubrir que puede declarar una variable de referencia de un tipo de interfaz. En otras palabras, puede crear una </text:span><text:span text:style-name="Strong_20_Emphasis"><text:span text:style-name="T5">variable de referencia de interfaz</text:span></text:span><text:span text:style-name="T4">.</text:span></text:p>
      <text:p text:style-name="P5"><text:span text:style-name="T17">Dicha variable puede referirse a cualquier objeto que implemente su interfaz</text:span>. Cuando llama a un método en un objeto a través de una referencia de interfaz, es la versión del método implementado por el objeto que se ejecuta. Este proceso es similar al uso de una referencia de superclase para acceder a un objeto de subclase.</text:p>
      <text:p text:style-name="Standard"/>
      <text:p text:style-name="P1"><text:span text:style-name="T6">public</text:span><text:span text:style-name="T1"> </text:span><text:span text:style-name="T6">interface</text:span><text:span text:style-name="T1"> Serie1 {</text:span></text:p>
      <text:p text:style-name="P1"><text:span text:style-name="T1"><text:tab/></text:span><text:span text:style-name="T6">int</text:span><text:span text:style-name="T1"> getSiguiente();</text:span></text:p>
      <text:p text:style-name="P3"><text:span text:style-name="T2">}</text:span></text:p>
      <text:p text:style-name="P3"><text:span text:style-name="T2"/></text:p>
      <text:p text:style-name="P1"><text:span text:style-name="T6">public</text:span><text:span text:style-name="T1"> </text:span><text:span text:style-name="T6">class</text:span><text:span text:style-name="T1"> Persona </text:span><text:span text:style-name="T6">implements</text:span><text:span text:style-name="T1"> Serie1{</text:span></text:p>
      <text:p text:style-name="P1"><text:span text:style-name="T6">private</text:span><text:span text:style-name="T1"> String </text:span><text:span text:style-name="T11">nombre</text:span><text:span text:style-name="T1">;</text:span></text:p>
      <text:p text:style-name="P1"><text:span text:style-name="T6">private</text:span><text:span text:style-name="T1"> </text:span><text:span text:style-name="T6">int</text:span><text:span text:style-name="T1"> </text:span><text:span text:style-name="T11">edad</text:span><text:span text:style-name="T1">;</text:span></text:p>
      <text:p text:style-name="P1"><text:span text:style-name="T1"/></text:p>
      <text:p text:style-name="P1"><text:span text:style-name="T6">public</text:span><text:span text:style-name="T1"> Persona(String </text:span><text:span text:style-name="T10">nombre</text:span><text:span text:style-name="T1">, </text:span><text:span text:style-name="T6">int</text:span><text:span text:style-name="T1"> </text:span><text:span text:style-name="T10">edad</text:span><text:span text:style-name="T1">) {</text:span></text:p>
      <text:p text:style-name="P2"><text:tab/></text:p>
      <text:p text:style-name="P1"><text:span text:style-name="T1"><text:tab/></text:span><text:span text:style-name="T6">this</text:span><text:span text:style-name="T1">.</text:span><text:span text:style-name="T11">nombre</text:span><text:span text:style-name="T1"> = </text:span><text:span text:style-name="T10">nombre</text:span><text:span text:style-name="T1">;</text:span></text:p>
      <text:p text:style-name="P1"><text:span text:style-name="T1"><text:tab/></text:span><text:span text:style-name="T6">this</text:span><text:span text:style-name="T1">.</text:span><text:span text:style-name="T11">edad</text:span><text:span text:style-name="T1"> = </text:span><text:span text:style-name="T10">edad</text:span><text:span text:style-name="T1">;</text:span></text:p>
      <text:p text:style-name="P2">}</text:p>
      <text:p text:style-name="P1"><text:span text:style-name="T6">public</text:span><text:span text:style-name="T1"> String getNombre() {</text:span></text:p>
      <text:p text:style-name="P1"><text:span text:style-name="T1"><text:tab/></text:span><text:span text:style-name="T6">return</text:span><text:span text:style-name="T1"> </text:span><text:span text:style-name="T11">nombre</text:span><text:span text:style-name="T1">;</text:span></text:p>
      <text:p text:style-name="P2">}</text:p>
      <text:p text:style-name="P1"><text:span text:style-name="T6">public</text:span><text:span text:style-name="T1"> </text:span><text:span text:style-name="T6">void</text:span><text:span text:style-name="T1"> setNombre(String </text:span><text:span text:style-name="T10">nombre</text:span><text:span text:style-name="T1">) {</text:span></text:p>
      <text:p text:style-name="P1"><text:span text:style-name="T1"><text:tab/></text:span><text:span text:style-name="T6">this</text:span><text:span text:style-name="T1">.</text:span><text:span text:style-name="T11">nombre</text:span><text:span text:style-name="T1"> = </text:span><text:span text:style-name="T10">nombre</text:span><text:span text:style-name="T1">;</text:span></text:p>
      <text:p text:style-name="P2">}</text:p>
      <text:p text:style-name="P1"><text:span text:style-name="T6">public</text:span><text:span text:style-name="T1"> </text:span><text:span text:style-name="T6">int</text:span><text:span text:style-name="T1"> getEdad() {</text:span></text:p>
      <text:p text:style-name="P1"><text:span text:style-name="T1"><text:tab/></text:span><text:span text:style-name="T6">return</text:span><text:span text:style-name="T1"> </text:span><text:span text:style-name="T11">edad</text:span><text:span text:style-name="T1">;</text:span></text:p>
      <text:p text:style-name="P2">}</text:p>
      <text:p text:style-name="P1"><text:span text:style-name="T6">public</text:span><text:span text:style-name="T1"> </text:span><text:span text:style-name="T6">void</text:span><text:span text:style-name="T1"> setEdad(</text:span><text:span text:style-name="T6">int</text:span><text:span text:style-name="T1"> </text:span><text:span text:style-name="T10">edad</text:span><text:span text:style-name="T1">) {</text:span></text:p>
      <text:p text:style-name="P1"><text:span text:style-name="T1"><text:tab/></text:span><text:span text:style-name="T6">this</text:span><text:span text:style-name="T1">.</text:span><text:span text:style-name="T11">edad</text:span><text:span text:style-name="T1"> = </text:span><text:span text:style-name="T10">edad</text:span><text:span text:style-name="T1">;</text:span></text:p>
      <text:p text:style-name="P2">}</text:p>
      <text:p text:style-name="P1"><text:span text:style-name="T1"><text:s/></text:span><text:span text:style-name="T6">public</text:span><text:span text:style-name="T1"> </text:span><text:span text:style-name="T7">int</text:span><text:span text:style-name="T1"> getSiguiente() {</text:span></text:p>
      <text:p text:style-name="P1"><text:span text:style-name="T1"><text:tab/></text:span><text:span text:style-name="T7">return</text:span><text:span text:style-name="T3"> </text:span><text:span text:style-name="T12">edad</text:span><text:span text:style-name="T3">+1;</text:span></text:p>
      <text:p text:style-name="P2">}</text:p>
      <text:p text:style-name="P3"><text:span text:style-name="T2">}</text:span></text:p>
      <text:p text:style-name="P3"><text:span text:style-name="T2"/></text:p>
      <text:p text:style-name="P3"><text:span text:style-name="T2"/></text:p>
      <text:p text:style-name="P1"><text:span text:style-name="T6">public</text:span><text:span text:style-name="T1"> </text:span><text:span text:style-name="T6">class</text:span><text:span text:style-name="T1"> Piso </text:span><text:span text:style-name="T6">implements</text:span><text:span text:style-name="T1"> Serie1 {</text:span></text:p>
      <text:p text:style-name="P1"><text:span text:style-name="T6">private</text:span><text:span text:style-name="T1"> </text:span><text:span text:style-name="T6">int</text:span><text:span text:style-name="T1"> </text:span><text:span text:style-name="T11">planta</text:span><text:span text:style-name="T1">;</text:span></text:p>
      <text:p text:style-name="P1"/>
      <text:p text:style-name="P1"><text:span text:style-name="T6">public</text:span><text:span text:style-name="T1"> Piso(</text:span><text:span text:style-name="T6">int</text:span><text:span text:style-name="T1"> </text:span><text:span text:style-name="T10">planta</text:span><text:span text:style-name="T1">) {</text:span></text:p>
      <text:p text:style-name="P2"><text:tab/></text:p>
      <text:p text:style-name="P1"><text:span text:style-name="T1"><text:tab/></text:span><text:span text:style-name="T6">this</text:span><text:span text:style-name="T1">.</text:span><text:span text:style-name="T11">planta</text:span><text:span text:style-name="T1"> = </text:span><text:span text:style-name="T10">planta</text:span><text:span text:style-name="T1">;</text:span></text:p>
      <text:p text:style-name="P2">}</text:p>
      <text:p text:style-name="P1"/>
      <text:p text:style-name="P1"><text:span text:style-name="T6">public</text:span><text:span text:style-name="T1"> </text:span><text:span text:style-name="T6">int</text:span><text:span text:style-name="T1"> getPlanta() {</text:span></text:p>
      <text:p text:style-name="P1"><text:span text:style-name="T1"><text:tab/></text:span><text:span text:style-name="T6">return</text:span><text:span text:style-name="T1"> </text:span><text:span text:style-name="T11">planta</text:span><text:span text:style-name="T1">;</text:span></text:p>
      <text:p text:style-name="P2">}</text:p>
      <text:p text:style-name="P1"/>
      <text:p text:style-name="P1"><text:span text:style-name="T6">public</text:span><text:span text:style-name="T1"> </text:span><text:span text:style-name="T6">void</text:span><text:span text:style-name="T1"> setPlanta(</text:span><text:span text:style-name="T6">int</text:span><text:span text:style-name="T1"> </text:span><text:span text:style-name="T10">planta</text:span><text:span text:style-name="T1">) {</text:span></text:p>
      <text:p text:style-name="P1"><text:span text:style-name="T1"><text:tab/></text:span><text:span text:style-name="T6">this</text:span><text:span text:style-name="T1">.</text:span><text:span text:style-name="T11">planta</text:span><text:span text:style-name="T1"> = </text:span><text:span text:style-name="T10">planta</text:span><text:span text:style-name="T1">;</text:span></text:p>
      <text:p text:style-name="P2">}</text:p>
      <text:p text:style-name="P1"><text:span text:style-name="T6">public</text:span><text:span text:style-name="T1"> </text:span><text:span text:style-name="T6">int</text:span><text:span text:style-name="T1"> getSiguiente() {</text:span></text:p>
      <text:p text:style-name="P1"><text:span text:style-name="T1"><text:tab/></text:span><text:span text:style-name="T6">return</text:span><text:span text:style-name="T1"> </text:span><text:span text:style-name="T11">planta</text:span><text:span text:style-name="T1">+2;</text:span></text:p>
      <text:p text:style-name="P2">}</text:p>
      <text:p text:style-name="P3"><text:span text:style-name="T2">}</text:span></text:p>
      <text:p text:style-name="P3"><text:span text:style-name="T2"/></text:p>
      <text:p text:style-name="P3"><text:soft-page-break/><text:span text:style-name="T2"/></text:p>
      <text:p text:style-name="P1"><text:span text:style-name="T6">public</text:span><text:span text:style-name="T1"> </text:span><text:span text:style-name="T6">class</text:span><text:span text:style-name="T1"> pruebaInterface {</text:span></text:p>
      <text:p text:style-name="P1"/>
      <text:p text:style-name="P1"><text:span text:style-name="T1"><text:tab/></text:span><text:span text:style-name="T6">public</text:span><text:span text:style-name="T1"> </text:span><text:span text:style-name="T6">static</text:span><text:span text:style-name="T1"> </text:span><text:span text:style-name="T6">void</text:span><text:span text:style-name="T1"> main(String[] </text:span><text:span text:style-name="T10">args</text:span><text:span text:style-name="T1">) {</text:span></text:p>
      <text:p text:style-name="P1"><text:span text:style-name="T1"><text:tab/><text:tab/></text:span><text:span text:style-name="T8">// </text:span><text:span text:style-name="T14">TODO</text:span><text:span text:style-name="T8"> Auto-generated method stub</text:span></text:p>
      <text:p text:style-name="P1"><text:span text:style-name="T1">Persona </text:span><text:span text:style-name="T10">p</text:span><text:span text:style-name="T1">=</text:span><text:span text:style-name="T6">new</text:span><text:span text:style-name="T1"> Persona(</text:span><text:span text:style-name="T15">"pepe"</text:span><text:span text:style-name="T1">,34);</text:span></text:p>
      <text:p text:style-name="P1"><text:span text:style-name="T1">Piso </text:span><text:span text:style-name="T10">ps</text:span><text:span text:style-name="T1">=</text:span><text:span text:style-name="T6">new</text:span><text:span text:style-name="T1"> Piso(2);</text:span></text:p>
      <text:p text:style-name="P1"><text:span text:style-name="T1">Serie1 </text:span><text:span text:style-name="T10">s</text:span><text:span text:style-name="T1">;</text:span></text:p>
      <text:p text:style-name="P1"><text:span text:style-name="T10">s</text:span><text:span text:style-name="T1">=</text:span><text:span text:style-name="T10">p</text:span><text:span text:style-name="T1">;</text:span></text:p>
      <text:p text:style-name="P1"><text:span text:style-name="T1">System.</text:span><text:span text:style-name="T13">out</text:span><text:span text:style-name="T1">.println(</text:span><text:span text:style-name="T10">s</text:span><text:span text:style-name="T1">.getSiguiente());</text:span></text:p>
      <text:p text:style-name="P1"><text:span text:style-name="T10">s</text:span><text:span text:style-name="T1">=</text:span><text:span text:style-name="T10">ps</text:span><text:span text:style-name="T1">;</text:span></text:p>
      <text:p text:style-name="P1"><text:span text:style-name="T1">System.</text:span><text:span text:style-name="T13">out</text:span><text:span text:style-name="T1">.println(</text:span><text:span text:style-name="T10">s</text:span><text:span text:style-name="T1">.getSiguiente());</text:span></text:p>
      <text:p text:style-name="P2"><text:tab/>}</text:p>
      <text:p text:style-name="P1"/>
      <text:p text:style-name="P2">}</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tillium Web" svg:font-family="'Titillium Web'"/>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6T20:56:46.18</meta:creation-date>
    <dc:date>2019-11-26T21:33:02.07</dc:date>
    <meta:editing-duration>PT36M22S</meta:editing-duration>
    <meta:editing-cycles>3</meta:editing-cycles>
    <meta:generator>OpenOffice/4.1.5$Win32 OpenOffice.org_project/415m1$Build-9789</meta:generator>
    <meta:document-statistic meta:table-count="0" meta:image-count="0" meta:object-count="0" meta:page-count="2" meta:paragraph-count="58" meta:word-count="232" meta:character-count="1481"/>
  </office:meta>
</office:document-meta>
</file>